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layer="layout" svg:width="18.45cm" svg:height="5.159cm" svg:x="1cm" svg:y="1.241cm" presentation:class="title" presentation:user-transformed="true">
          <draw:text-box>
            <text:p>„Spill and Fill“ Implementierung im AMIDAR Framestack 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Projektseminar</text:span><text:span text:style-name="T1"><text:tab/></text:span></text:p>
                <text:p text:style-name="P1"><text:span text:style-name="T2"/></text:p>
                <text:p text:style-name="P1"><text:span text:style-name="T1">Robert Wiesn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Changgong Li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11.12.2016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Aufgabenstellung</text:p>
              </text:list-item>
              <text:list-item>
                <text:p>Grundlagen</text:p>
              </text:list-item>
              <text:list-item>
                <text:p>Spill and Fill</text:p>
              </text:list-item>
              <text:list-item>
                <text:p>Implementierung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0.529cm" presentation:class="title" presentation:user-transformed="true">
          <draw:text-box>
            <text:p>Aufgabenstell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für AMIDAR Framestack Implementieren</text:p>
              </text:list-item>
              <text:list-item>
                <text:p>Bisher: ganzer Framestack in Blockram</text:p>
              </text:list-item>
              <text:list-item>
                <text:p>Zunkünftig: Framestack kann in DDR ausgelagert werden</text:p>
              </text:list-item>
              <text:list-item>
                <text:p>Spill bei Methodenaufruf</text:p>
              </text:list-item>
              <text:list-item>
                <text:p>Fill bei Methodenrückspru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3" draw:layer="layout" svg:width="18.45cm" svg:height="2.545cm" svg:x="0.723cm" svg:y="0.55cm" presentation:class="title" presentation:user-transformed="true">
          <draw:text-box>
            <text:p>Grundlag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bei Sun Spark Prozessoren</text:p>
              </text:list-item>
              <text:list-item>
                <text:p>AMIDA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8" draw:layer="layout" svg:width="18.489cm" svg:height="2.545cm" svg:x="0.683cm" svg:y="0.552cm" presentation:class="title" presentation:user-transformed="true">
          <draw:text-box>
            <text:p>Spill and Fill 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rategie zum Auslagern von Stapelspeichern</text:p>
              </text:list-item>
              <text:list-item>
                <text:p>Window enthält oberes Ende des benutzten Speichers</text:p>
              </text:list-item>
              <text:list-item>
                <text:p>Wird nach oben verschoben →Spill</text:p>
              </text:list-item>
              <text:list-item>
                <text:p>Wird nach unten verschoben →Fi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Spill and Fill bei Sun Spark Prozessor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un Spark Prozessoren V8/v9 verwenden Spill and Fill</text:p>
              </text:list-item>
              <text:list-item>
                <text:p>Sliding Register Window </text:p>
              </text:list-item>
              <text:list-item>
                <text:p>7 Registersätze mit jeweils 16 64Bit Registern. </text:p>
              </text:list-item>
              <text:list-item>
                <text:p>Spezieller Bytecode sichert alle Registersätze auf einen externen Speicher.</text:p>
              </text:list-item>
              <text:list-item>
                <text:p>Muss vom Compiler berücksichtigt werd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678cm" svg:y="0.53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able MicroInstruction Driven Architecture</text:p>
              </text:list-item>
              <text:list-item>
                <text:p>Konfigurierbares System</text:p>
              </text:list-item>
              <text:list-item>
                <text:p>Besteht aus Function Units</text:p>
              </text:list-item>
              <text:list-item>
                <text:p><text:s/>Instruktionen werden in Tokens aufgeteilt.</text:p>
              </text:list-item>
              <text:list-item>
                <text:p>Tokenbus und Datenbu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678cm" svg:y="0.53cm" presentation:class="title" presentation:user-transformed="true">
          <draw:text-box>
            <text:p>AMIDAR Framestack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678cm" svg:y="0.574cm" presentation:class="title" presentation:user-transformed="true">
          <draw:text-box>
            <text:p>Imple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Anbindung über AXI</text:p>
              </text:list-item>
              <text:list-item>
                <text:p>Spill and Fill Windows</text:p>
              </text:list-item>
              <text:list-item>
                <text:p>Spill</text:p>
              </text:list-item>
              <text:list-item>
                <text:p>Fill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8" draw:layer="layout" svg:width="18.45cm" svg:height="2.545cm" svg:x="0.678cm" svg:y="0.508cm" presentation:class="title" presentation:user-transformed="true">
          <draw:text-box>
            <text:p>Evalu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Testumgebung</text:p>
              </text:list-item>
              <text:list-item>
                <text:p>Performance Messung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12">12.02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1.303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12">12.02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6H10M42S</meta:editing-duration>
    <meta:editing-cycles>19</meta:editing-cycles>
    <meta:generator>LibreOffice/5.1.6.2$Windows_x86 LibreOffice_project/07ac168c60a517dba0f0d7bc7540f5afa45f0909</meta:generator>
    <dc:date>2017-02-12T22:25:54.905000000</dc:date>
    <meta:document-statistic meta:object-count="81"/>
  </office:meta>
</office:document-meta>
</file>